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int Patrick´s Day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baum</text:p>
            </draw:text-box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at is Saint Patrick´s Day?</text:p>
              </text:list-item>
              <text:list-item>
                <text:p>History</text:p>
              </text:list-item>
              <text:list-item>
                <text:p>Celebration</text:p>
              </text:list-item>
              <text:list-item>
                <text:p>Leprechaun</text:p>
              </text:list-item>
              <text:list-item>
                <text:p>Locations</text:p>
              </text:list-item>
              <text:list-item>
                <text:p>Criticis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Saint Patrick´s Da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ultural and religious celebration</text:p>
              </text:list-item>
              <text:list-item>
                <text:p>Official christian feast day</text:p>
              </text:list-item>
              <text:list-item>
                <text:p>Date of death of Saint Patrick</text:p>
              </text:list-item>
              <text:list-item>
                <text:p>17th Mar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No school, no work</text:p>
              <text:p>Date of death might be wrong</text:p>
              <text:p>Sometimes on the 15th of march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 is Saint Patric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rish bishop</text:p>
              </text:list-item>
              <text:list-item>
                <text:p>Lived in the 5th century</text:p>
              </text:list-item>
              <text:list-item>
                <text:p>Lots of missing information</text:p>
              </text:list-item>
              <text:list-item>
                <text:p>More details in <text:s/>the 7th centu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At least 2 persons</text:p>
              <text:p>Important for catholic church and anglican communion</text:p>
              <text:p/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leb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„Wearing Green“</text:p>
              </text:list-item>
              <text:list-item>
                <text:p>Shamrock</text:p>
              </text:list-item>
              <text:list-item>
                <text:p>Leprechaun</text:p>
              </text:list-item>
              <text:list-item>
                <text:p>Saint Patrick´s Day Cro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rela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nce 9th century</text:p>
              </text:list-item>
              <text:list-item>
                <text:p>Public holiday since 1903</text:p>
              </text:list-item>
              <text:list-item>
                <text:p>Parades since 193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reland</text:p>
              </text:list-item>
              <text:list-item>
                <text:p>All over the world</text:p>
              </text:list-item>
              <text:list-item>
                <text:p>Irish emigra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prechau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rish mythology</text:p>
              </text:list-item>
              <text:list-item>
                <text:p>Unique appearance</text:p>
              </text:list-item>
              <text:list-item>
                <text:p>Makes and mends shoes</text:p>
              </text:list-item>
              <text:list-item>
                <text:p>type of a fai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7T11:27:03.134009566</meta:creation-date>
    <dc:date>2016-01-17T16:10:27.069590316</dc:date>
    <meta:editing-duration>PT3H39M8S</meta:editing-duration>
    <meta:editing-cycles>8</meta:editing-cycles>
    <meta:generator>LibreOffice/5.0.4.2$Linux_X86_64 LibreOffice_project/00m0$Build-2</meta:generator>
    <meta:print-date>2016-01-17T12:31:25.647279841</meta:print-date>
    <meta:document-statistic meta:object-count="53"/>
  </office:meta>
</office:document-meta>
</file>